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 style:font-name="Arial1" fo:font-size="9pt" fo:language="it" fo:country="IT" fo:font-style="italic" fo:font-weight="bold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2" style:family="text">
      <style:text-properties fo:color="#000000" style:font-name="Arial1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3" style:family="text">
      <style:text-properties fo:color="#365f91" style:font-name="Arial1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Test Plan <text:s text:c="2"/>Meeting Action Tracker</text:p>
      <text:p text:style-name="Standard"/>
      <text:p text:style-name="P1">Tracker Review/Update Date: <text:span text:style-name="T5">10/10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Plan Document.</text:span></text:p>
      <text:p text:style-name="P1"><text:span text:style-name="T5"><text:tab/></text:span>Meeting Date<text:span text:style-name="T5"><text:tab/> </text:span>:<text:span text:style-name="T5"> </text:span><text:span text:style-name="T6">10/3/2013</text:span><text:span text:style-name="T5"><text:tab/>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14795664311" text:style-name="L1">
              <text:list-item>
                <text:p text:style-name="P6">Create VBooks Test Plan</text:p>
              </text:list-item>
            </text:list>
          </table:table-cell>
          <table:table-cell table:style-name="Table16.A2" office:value-type="string">
            <text:p text:style-name="P4">Shahid, Sarat </text:p>
          </table:table-cell>
          <table:table-cell table:style-name="Table16.A2" office:value-type="string">
            <text:p text:style-name="P3">10/10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1" fo:font-size="11pt" fo:language="en" fo:country="IN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1" fo:font-size="9pt" fo:language="it" fo:country="IT" fo:font-style="italic" fo:font-weight="bold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T2" style:family="text">
      <style:text-properties fo:color="#000000" style:font-name="Arial1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T3" style:family="text">
      <style:text-properties fo:color="#365f91" style:font-name="Arial1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30:51</dc:date>
    <dc:creator>jaipal </dc:creator>
    <meta:editing-duration>PT1H54M48S</meta:editing-duration>
    <meta:editing-cycles>126</meta:editing-cycles>
    <meta:document-statistic meta:table-count="1" meta:image-count="1" meta:object-count="0" meta:page-count="1" meta:paragraph-count="17" meta:word-count="48" meta:character-count="344" meta:non-whitespace-character-count="291"/>
  </office:meta>
</office:document-meta>
</file>